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F" svg:font-family="" style:font-family-generic="roman"/>
    <style:font-face style:name="Courier New" svg:font-family="'Courier New'" style:font-family-generic="modern" style:font-pitch="fixed"/>
    <style:font-face style:name="Algerian" svg:font-family="Algerian" style:font-family-generic="decorative" style:font-pitch="variable"/>
    <style:font-face style:name="Blackadder ITC" svg:font-family="'Blackadder ITC'" style:font-family-generic="decorative" style:font-pitch="variable"/>
    <style:font-face style:name="Broadway" svg:font-family="Broadway" style:font-family-generic="decorative" style:font-pitch="variable"/>
    <style:font-face style:name="Curlz MT" svg:font-family="'Curlz MT'" style:font-family-generic="decorative" style:font-pitch="variable"/>
    <style:font-face style:name="Harlow Solid Italic" svg:font-family="'Harlow Solid Italic'" style:font-family-generic="decorative" style:font-pitch="variable"/>
    <style:font-face style:name="Magneto" svg:font-family="Magneto" style:font-family-generic="decorative"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Engravers MT" svg:font-family="'Engravers MT'"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Bradley Hand ITC" svg:font-family="'Bradley Hand ITC'" style:font-family-generic="script" style:font-pitch="variable"/>
    <style:font-face style:name="Brush Script MT" svg:font-family="'Brush Script MT'" style:font-family-generic="script" style:font-pitch="variable"/>
    <style:font-face style:name="Informal Roman" svg:font-family="'Informal Roman'" style:font-family-generic="script" style:font-pitch="variable"/>
    <style:font-face style:name="Lucida Handwriting" svg:font-family="'Lucida Handwriting'" style:font-family-generic="script" style:font-pitch="variable"/>
    <style:font-face style:name="Old English Text MT" svg:font-family="'Old English Text MT'" style:font-family-generic="script" style:font-pitch="variable"/>
    <style:font-face style:name="Agency FB" svg:font-family="'Agency FB'" style:font-family-generic="swiss" style:font-pitch="variable"/>
    <style:font-face style:name="Aparajita" svg:font-family="Aparajita" style:font-family-generic="swiss"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Script" svg:font-family="'Segoe Scrip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47cm"/>
    </style:style>
    <style:style style:name="co2" style:family="table-column">
      <style:table-column-properties fo:break-before="auto" style:column-width="13.07cm"/>
    </style:style>
    <style:style style:name="co3" style:family="table-column">
      <style:table-column-properties fo:break-before="auto" style:column-width="4.493cm"/>
    </style:style>
    <style:style style:name="co4" style:family="table-column">
      <style:table-column-properties fo:break-before="auto" style:column-width="6.38cm"/>
    </style:style>
    <style:style style:name="co5" style:family="table-column">
      <style:table-column-properties fo:break-before="auto" style:column-width="6.399cm"/>
    </style:style>
    <style:style style:name="co6" style:family="table-column">
      <style:table-column-properties fo:break-before="auto" style:column-width="6.59cm"/>
    </style:style>
    <style:style style:name="co7" style:family="table-column">
      <style:table-column-properties fo:break-before="auto" style:column-width="6.435cm"/>
    </style:style>
    <style:style style:name="co8" style:family="table-column">
      <style:table-column-properties fo:break-before="auto" style:column-width="2.258cm"/>
    </style:style>
    <style:style style:name="ro1" style:family="table-row">
      <style:table-row-properties style:row-height="0.623cm" fo:break-before="auto" style:use-optimal-row-height="true"/>
    </style:style>
    <style:style style:name="ro2" style:family="table-row">
      <style:table-row-properties style:row-height="3.133cm" fo:break-before="auto" style:use-optimal-row-height="false"/>
    </style:style>
    <style:style style:name="ro3" style:family="table-row">
      <style:table-row-properties style:row-height="5.133cm" fo:break-before="auto" style:use-optimal-row-height="false"/>
    </style:style>
    <style:style style:name="ro4" style:family="table-row">
      <style:table-row-properties style:row-height="2.92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wrap-option="wrap"/>
      <style:text-properties style:font-name="Liberation Sans" fo:font-size="14pt" style:font-size-asian="14pt" style:font-size-complex="14pt"/>
    </style:style>
    <style:style style:name="ce3" style:family="table-cell" style:parent-style-name="Default">
      <style:table-cell-properties fo:wrap-option="wrap"/>
      <style:text-properties style:text-outline="false" style:text-line-through-style="none" style:font-name="Liberation Sans" fo:font-size="14pt" fo:text-shadow="none" style:text-underline-style="none" fo:font-weight="normal" style:text-underline-mode="continuous" style:text-overline-mode="continuous" style:text-line-through-mode="continuous" style:font-size-asian="14pt" style:font-weight-asian="normal" style:font-size-complex="14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Liberation Sans" fo:font-size="14pt" fo:language="en" fo:country="US" fo:font-style="normal" fo:text-shadow="none" style:text-underline-style="none" fo:font-weight="normal" style:text-underline-mode="continuous" style:text-overline-mode="continuous" style:text-line-through-mode="continuous" style:font-size-asian="14pt" style:language-asian="ar" style:country-asian="SA"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font-name="Liberation Sans" fo:font-size="11pt" fo:language="en" fo:country="US" style:font-size-asian="11pt" style:language-asian="en" style:country-asian="US" style:font-size-complex="6.25pt" style:language-complex="ar" style:country-complex="SA"/>
    </style:style>
    <style:style style:name="ce6" style:family="table-cell" style:parent-style-name="Default">
      <style:table-cell-properties fo:wrap-option="wrap"/>
      <style:text-properties style:font-name="Calibri" fo:font-size="11pt" fo:language="en" fo:country="US" style:font-name-asian="Calibri" style:font-size-asian="11pt" style:language-asian="en" style:country-asian="US" style:font-name-complex="Times New Roman" style:font-size-complex="6.25pt" style:language-complex="ar" style:country-complex="SA"/>
    </style:style>
    <style:style style:name="ce7" style:family="table-cell" style:parent-style-name="Default">
      <style:table-cell-properties fo:wrap-option="wrap"/>
      <style:text-properties style:font-name="Curlz MT" fo:font-size="11pt" fo:language="en" fo:country="US" style:font-name-asian="Curlz MT" style:font-size-asian="11pt" style:language-asian="en" style:country-asian="US" style:font-name-complex="Curlz MT" style:font-size-complex="6.25pt" style:language-complex="ar" style:country-complex="SA"/>
    </style:style>
    <style:style style:name="ce8" style:family="table-cell" style:parent-style-name="Default">
      <style:table-cell-properties fo:wrap-option="wrap"/>
      <style:text-properties style:font-name="Old English Text MT" fo:font-size="11pt" fo:language="en" fo:country="US" style:font-name-asian="Old English Text MT" style:font-size-asian="11pt" style:language-asian="en" style:country-asian="US" style:font-name-complex="Old English Text MT" style:font-size-complex="6.25pt" style:language-complex="ar" style:country-complex="SA"/>
    </style:style>
    <style:style style:name="ce9" style:family="table-cell" style:parent-style-name="Default">
      <style:table-cell-properties fo:wrap-option="wrap"/>
      <style:text-properties style:font-name="Times New Roman" fo:font-size="11pt" fo:language="en" fo:country="US" style:font-name-asian="Times New Roman" style:font-size-asian="11pt" style:language-asian="en" style:country-asian="US" style:font-name-complex="Times New Roman" style:font-size-complex="6.25pt" style:language-complex="ar" style:country-complex="SA"/>
    </style:style>
    <style:style style:name="ce10" style:family="table-cell" style:parent-style-name="Default">
      <style:table-cell-properties fo:wrap-option="wrap"/>
      <style:text-properties style:font-name="Century Gothic" fo:font-size="11pt" fo:language="en" fo:country="US" style:font-name-asian="Century Gothic" style:font-size-asian="11pt" style:language-asian="en" style:country-asian="US" style:font-name-complex="Century Gothic" style:font-size-complex="6.25pt" style:language-complex="ar" style:country-complex="SA"/>
    </style:style>
    <style:style style:name="ce11" style:family="table-cell" style:parent-style-name="Default">
      <style:table-cell-properties fo:wrap-option="wrap"/>
      <style:text-properties style:font-name="Liberation Sans" fo:font-size="11pt" style:font-size-asian="11pt" style:language-asian="en" style:country-asian="US" style:font-size-complex="6.25pt" style:language-complex="ar" style:country-complex="SA"/>
    </style:style>
    <style:style style:name="ce12" style:family="table-cell" style:parent-style-name="Default">
      <style:table-cell-properties fo:wrap-option="wrap"/>
      <style:text-properties fo:color="#000000" style:font-name="Book Antiqua" fo:font-size="11pt" fo:language="en" fo:country="US" style:font-name-asian="Book Antiqua" style:font-size-asian="11pt" style:language-asian="en" style:country-asian="US" style:font-name-complex="Book Antiqua" style:font-size-complex="6.25pt" style:language-complex="ar" style:country-complex="SA"/>
    </style:style>
    <style:style style:name="ce13" style:family="table-cell" style:parent-style-name="Default">
      <style:table-cell-properties fo:wrap-option="wrap"/>
      <style:text-properties style:font-name="Informal Roman" fo:font-size="11pt" fo:language="en" fo:country="US" style:font-name-asian="Informal Roman" style:font-size-asian="11pt" style:language-asian="en" style:country-asian="US" style:font-name-complex="Informal Roman" style:font-size-complex="6.25pt" style:language-complex="ar" style:country-complex="SA"/>
    </style:style>
    <style:style style:name="ce14" style:family="table-cell" style:parent-style-name="Default">
      <style:table-cell-properties fo:wrap-option="wrap"/>
      <style:text-properties style:font-name="Wingdings" fo:font-size="11pt" fo:language="en" fo:country="US" style:font-name-asian="Wingdings" style:font-size-asian="11pt" style:language-asian="en" style:country-asian="US" style:font-name-complex="Wingdings" style:font-size-complex="6.25pt" style:language-complex="ar" style:country-complex="SA"/>
    </style:style>
    <style:style style:name="ce15" style:family="table-cell" style:parent-style-name="Default">
      <style:table-cell-properties fo:wrap-option="wrap"/>
      <style:text-properties style:font-name="Calibri" fo:font-size="14pt" fo:language="en" fo:country="US" style:font-name-asian="Calibri" style:font-size-asian="14pt" style:language-asian="en" style:country-asian="US" style:font-name-complex="Times New Roman" style:font-size-complex="14pt" style:language-complex="ar" style:country-complex="SA"/>
    </style:style>
    <style:style style:name="ce16" style:family="table-cell" style:parent-style-name="Default">
      <style:table-cell-properties fo:wrap-option="wrap"/>
      <style:text-properties style:font-name="Baskerville Old Face" fo:font-size="11pt" fo:language="en" fo:country="US" style:font-name-asian="Baskerville Old Face" style:font-size-asian="11pt" style:language-asian="en" style:country-asian="US" style:font-name-complex="Baskerville Old Face" style:font-size-complex="6.25pt" style:language-complex="ar" style:country-complex="SA"/>
    </style:style>
    <style:style style:name="ce17" style:family="table-cell" style:parent-style-name="Default">
      <style:table-cell-properties fo:wrap-option="wrap"/>
      <style:text-properties style:font-name="Segoe Script" fo:font-size="11pt" fo:language="en" fo:country="US" style:font-name-asian="Segoe Script" style:font-size-asian="11pt" style:language-asian="en" style:country-asian="US" style:font-name-complex="Segoe Script" style:font-size-complex="6.25pt" style:language-complex="ar" style:country-complex="SA"/>
    </style:style>
    <style:style style:name="ce18" style:family="table-cell" style:parent-style-name="Default">
      <style:table-cell-properties fo:wrap-option="wrap"/>
      <style:text-properties fo:color="#000000" style:font-name="Liberation Sans" fo:font-size="11pt" fo:language="en" fo:country="US" style:font-size-asian="11pt" style:language-asian="en" style:country-asian="US" style:font-size-complex="6.25pt" style:language-complex="ar" style:country-complex="SA"/>
    </style:style>
    <style:style style:name="ce19" style:family="table-cell" style:parent-style-name="Default">
      <style:table-cell-properties fo:wrap-option="wrap"/>
      <style:text-properties style:font-name="Courier New" fo:font-size="11pt" fo:language="en" fo:country="US" style:font-name-asian="Courier New" style:font-size-asian="11pt" style:language-asian="en" style:country-asian="US" style:font-name-complex="Courier New" style:font-size-complex="6.25pt" style:language-complex="ar" style:country-complex="SA"/>
    </style:style>
    <style:style style:name="ce20" style:family="table-cell" style:parent-style-name="Default">
      <style:table-cell-properties fo:wrap-option="wrap"/>
      <style:text-properties style:font-name="Lucida Handwriting" fo:font-size="11pt" fo:language="en" fo:country="US" style:font-name-asian="Lucida Handwriting" style:font-size-asian="11pt" style:language-asian="en" style:country-asian="US" style:font-name-complex="Lucida Handwriting" style:font-size-complex="6.25pt" style:language-complex="ar" style:country-complex="SA"/>
    </style:style>
    <style:style style:name="ce21" style:family="table-cell" style:parent-style-name="Default">
      <style:table-cell-properties fo:wrap-option="wrap"/>
      <style:text-properties style:font-name="Brush Script MT" fo:font-size="14pt" fo:language="en" fo:country="US" style:font-name-asian="Brush Script MT" style:font-size-asian="14pt" style:language-asian="en" style:country-asian="US" style:font-name-complex="Brush Script MT" style:font-size-complex="7.94999980926514pt" style:language-complex="ar" style:country-complex="SA"/>
    </style:style>
    <style:style style:name="ce22" style:family="table-cell" style:parent-style-name="Default">
      <style:table-cell-properties fo:wrap-option="wrap"/>
      <style:text-properties style:font-name="Harlow Solid Italic" fo:font-size="11pt" fo:language="en" fo:country="US" style:font-name-asian="Harlow Solid Italic" style:font-size-asian="11pt" style:language-asian="en" style:country-asian="US" style:font-name-complex="Harlow Solid Italic" style:font-size-complex="6.25pt" style:language-complex="ar" style:country-complex="SA"/>
    </style:style>
    <style:style style:name="ce23" style:family="table-cell" style:parent-style-name="Default">
      <style:table-cell-properties fo:wrap-option="wrap"/>
      <style:text-properties fo:color="#000000" style:font-name="Courier New" fo:font-size="11pt" fo:language="en" fo:country="US" style:font-name-asian="Courier New" style:font-size-asian="11pt" style:language-asian="en" style:country-asian="US" style:font-name-complex="Courier New" style:font-size-complex="6.25pt" style:language-complex="ar" style:country-complex="SA"/>
    </style:style>
    <style:style style:name="ce24" style:family="table-cell" style:parent-style-name="Default">
      <style:table-cell-properties fo:wrap-option="wrap"/>
      <style:text-properties style:font-name="Bradley Hand ITC" fo:font-size="11pt" fo:language="en" fo:country="US" style:font-name-asian="Bradley Hand ITC" style:font-size-asian="11pt" style:language-asian="en" style:country-asian="US" style:font-name-complex="Bradley Hand ITC" style:font-size-complex="6.25pt" style:language-complex="ar" style:country-complex="SA"/>
    </style:style>
    <style:style style:name="ce25" style:family="table-cell" style:parent-style-name="Default">
      <style:table-cell-properties fo:wrap-option="wrap"/>
      <style:text-properties style:font-name="Calibri" fo:font-size="11pt" fo:language="en" fo:country="US" style:font-name-asian="Calibri" style:font-size-asian="11pt" style:language-asian="en" style:country-asian="US" style:font-name-complex="Courier New" style:font-size-complex="6.25pt" style:language-complex="ar" style:country-complex="SA"/>
    </style:style>
    <style:style style:name="ce26" style:family="table-cell" style:parent-style-name="Default">
      <style:table-cell-properties fo:wrap-option="wrap"/>
      <style:text-properties style:font-name="Times New Roman" fo:font-size="11pt" fo:language="en" fo:country="US" style:font-name-asian="Arial Unicode MS" style:font-size-asian="11pt" style:language-asian="de" style:country-asian="DE" style:font-name-complex="Times New Roman" style:font-size-complex="6.25pt" style:language-complex="ar" style:country-complex="SA"/>
    </style:style>
    <style:style style:name="ce27" style:family="table-cell" style:parent-style-name="Default">
      <style:table-cell-properties fo:wrap-option="wrap"/>
      <style:text-properties style:font-name="Liberation Sans"/>
    </style:style>
    <style:style style:name="ce28" style:family="table-cell" style:parent-style-name="Default">
      <style:table-cell-properties fo:wrap-option="wrap"/>
      <style:text-properties style:font-name="Liberation Sans" fo:font-size="10pt" style:font-size-asian="10pt" style:font-size-complex="10pt"/>
    </style:style>
    <style:style style:name="T1" style:family="text">
      <style:text-properties style:font-size-asian="10pt" style:font-size-complex="10pt"/>
    </style:style>
    <style:style style:name="T2" style:family="text">
      <style:text-properties fo:language="zxx" fo:country="none" fo:font-style="italic" style:letter-kerning="true" style:font-size-asian="10pt" style:language-asian="zxx" style:country-asian="none" style:font-style-asian="italic" style:font-size-complex="10pt" style:font-style-complex="italic"/>
    </style:style>
    <style:style style:name="T3" style:family="text">
      <style:text-properties fo:language="zxx" fo:country="none" style:letter-kerning="true" style:font-size-asian="10pt" style:language-asian="zxx" style:country-asian="none" style:font-size-complex="10pt"/>
    </style:style>
    <style:style style:name="T4" style:family="text">
      <style:text-properties style:font-name="Calibri" fo:font-size="11pt" fo:language="en" fo:country="US" style:font-name-asian="Calibri" style:font-size-asian="11pt" style:language-asian="en" style:country-asian="US" style:font-name-complex="Times New Roman" style:font-size-complex="6.30000019073486pt" style:language-complex="ar" style:country-complex="SA"/>
    </style:style>
    <style:style style:name="T5" style:family="text">
      <style:text-properties style:font-name="Agency FB" fo:font-size="11pt" fo:language="en" fo:country="US" style:font-name-asian="Agency FB" style:font-size-asian="11pt" style:language-asian="en" style:country-asian="US" style:font-name-complex="Agency FB" style:font-size-complex="6.30000019073486pt" style:language-complex="ar" style:country-complex="SA"/>
    </style:style>
    <style:style style:name="T6" style:family="text">
      <style:text-properties style:font-name="Broadway" fo:font-size="11pt" fo:language="en" fo:country="US" style:font-name-asian="Broadway" style:font-size-asian="11pt" style:language-asian="en" style:country-asian="US" style:font-name-complex="Broadway" style:font-size-complex="6.30000019073486pt" style:language-complex="ar" style:country-complex="SA"/>
    </style:style>
    <style:style style:name="T7" style:family="text">
      <style:text-properties style:font-name="Book Antiqua" fo:font-size="11pt" fo:language="en" fo:country="US" style:font-name-asian="Book Antiqua" style:font-size-asian="11pt" style:language-asian="en" style:country-asian="US" style:font-name-complex="Book Antiqua" style:font-size-complex="6.30000019073486pt" style:language-complex="ar" style:country-complex="SA"/>
    </style:style>
    <style:style style:name="T8" style:family="text">
      <style:text-properties fo:color="#000000" style:font-name="Book Antiqua" fo:font-size="11pt" fo:language="en" fo:country="US" style:font-name-asian="Book Antiqua" style:font-size-asian="11pt" style:language-asian="en" style:country-asian="US" style:font-name-complex="Book Antiqua" style:font-size-complex="6.30000019073486pt" style:language-complex="ar" style:country-complex="SA"/>
    </style:style>
    <style:style style:name="T9" style:family="text">
      <style:text-properties style:font-name="Algerian" fo:font-size="11pt" fo:language="en" fo:country="US" style:font-name-asian="Algerian" style:font-size-asian="11pt" style:language-asian="en" style:country-asian="US" style:font-name-complex="Algerian" style:font-size-complex="6.30000019073486pt" style:language-complex="ar" style:country-complex="SA"/>
    </style:style>
    <style:style style:name="T10" style:family="text">
      <style:text-properties style:font-name="Curlz MT" fo:font-size="11pt" fo:language="en" fo:country="US" style:font-name-asian="Curlz MT" style:font-size-asian="11pt" style:language-asian="en" style:country-asian="US" style:font-name-complex="Curlz MT" style:font-size-complex="6.30000019073486pt" style:language-complex="ar" style:country-complex="SA"/>
    </style:style>
    <style:style style:name="T11" style:family="text">
      <style:text-properties style:font-name="Old English Text MT" fo:font-size="11pt" fo:language="en" fo:country="US" style:font-name-asian="Old English Text MT" style:font-size-asian="11pt" style:language-asian="en" style:country-asian="US" style:font-name-complex="Old English Text MT" style:font-size-complex="6.30000019073486pt" style:language-complex="ar" style:country-complex="SA"/>
    </style:style>
    <style:style style:name="T12" style:family="text">
      <style:text-properties style:font-name="Times New Roman" fo:font-size="11pt" fo:language="en" fo:country="US" style:font-name-asian="Times New Roman" style:font-size-asian="11pt" style:language-asian="en" style:country-asian="US" style:font-name-complex="Times New Roman" style:font-size-complex="6.30000019073486pt" style:language-complex="ar" style:country-complex="SA"/>
    </style:style>
    <style:style style:name="T13" style:family="text">
      <style:text-properties style:font-name="Century Gothic" fo:font-size="11pt" fo:language="en" fo:country="US" style:font-name-asian="Century Gothic" style:font-size-asian="11pt" style:language-asian="en" style:country-asian="US" style:font-name-complex="Century Gothic" style:font-size-complex="6.30000019073486pt" style:language-complex="ar" style:country-complex="SA"/>
    </style:style>
    <style:style style:name="T14" style:family="text">
      <style:text-properties style:font-name="Blackadder ITC" fo:font-size="11pt" fo:language="en" fo:country="US" style:font-name-asian="Blackadder ITC" style:font-size-asian="11pt" style:language-asian="en" style:country-asian="US" style:font-name-complex="Blackadder ITC" style:font-size-complex="6.30000019073486pt" style:language-complex="ar" style:country-complex="SA"/>
    </style:style>
    <style:style style:name="T15" style:family="text">
      <style:text-properties style:font-name="Blackadder ITC" fo:font-size="11pt" style:font-name-asian="Blackadder ITC" style:font-size-asian="11pt" style:language-asian="en" style:country-asian="US" style:font-name-complex="Blackadder ITC" style:font-size-complex="6.30000019073486pt" style:language-complex="ar" style:country-complex="SA"/>
    </style:style>
    <style:style style:name="T16" style:family="text">
      <style:text-properties style:font-name="Blackadder ITC" fo:font-size="11pt" fo:language="de" fo:country="DE" style:font-name-asian="Blackadder ITC" style:font-size-asian="11pt" style:language-asian="en" style:country-asian="US" style:font-name-complex="Blackadder ITC" style:font-size-complex="6.30000019073486pt" style:language-complex="ar" style:country-complex="SA"/>
    </style:style>
    <style:style style:name="T17" style:family="text">
      <style:text-properties style:font-name="Informal Roman" fo:font-size="11pt" fo:language="en" fo:country="US" style:font-name-asian="Informal Roman" style:font-size-asian="11pt" style:language-asian="en" style:country-asian="US" style:font-name-complex="Informal Roman" style:font-size-complex="6.30000019073486pt" style:language-complex="ar" style:country-complex="SA"/>
    </style:style>
    <style:style style:name="T18" style:family="text">
      <style:text-properties style:font-name="Wingdings" fo:font-size="11pt" fo:language="en" fo:country="US" style:font-name-asian="Wingdings" style:font-size-asian="11pt" style:language-asian="en" style:country-asian="US" style:font-name-complex="Wingdings" style:font-size-complex="6.30000019073486pt" style:language-complex="ar" style:country-complex="SA"/>
    </style:style>
    <style:style style:name="T19" style:family="text">
      <style:text-properties style:font-name="Bookman Old Style" fo:font-size="11pt" fo:language="en" fo:country="US" style:font-name-asian="Bookman Old Style" style:font-size-asian="11pt" style:language-asian="en" style:country-asian="US" style:font-name-complex="Bookman Old Style" style:font-size-complex="6.30000019073486pt" style:language-complex="ar" style:country-complex="SA"/>
    </style:style>
    <style:style style:name="T20" style:family="text">
      <style:text-properties style:font-name="Calibri" fo:font-size="22pt" fo:language="en" fo:country="US" style:font-name-asian="Calibri" style:font-size-asian="22pt" style:language-asian="en" style:country-asian="US" style:font-name-complex="Times New Roman" style:font-size-complex="12.5pt" style:language-complex="ar" style:country-complex="SA"/>
    </style:style>
    <style:style style:name="T21" style:family="text">
      <style:text-properties style:font-name="Baskerville Old Face" fo:font-size="11pt" fo:language="en" fo:country="US" style:font-name-asian="Baskerville Old Face" style:font-size-asian="11pt" style:language-asian="en" style:country-asian="US" style:font-name-complex="Baskerville Old Face" style:font-size-complex="6.30000019073486pt" style:language-complex="ar" style:country-complex="SA"/>
    </style:style>
    <style:style style:name="T22" style:family="text">
      <style:text-properties style:font-name="Segoe Script" fo:font-size="11pt" fo:language="en" fo:country="US" style:font-name-asian="Segoe Script" style:font-size-asian="11pt" style:language-asian="en" style:country-asian="US" style:font-name-complex="Segoe Script" style:font-size-complex="6.30000019073486pt" style:language-complex="ar" style:country-complex="SA"/>
    </style:style>
    <style:style style:name="T23" style:family="text">
      <style:text-properties style:font-name="Aparajita" fo:font-size="11pt" fo:language="en" fo:country="US" style:font-name-asian="Aparajita" style:font-size-asian="11pt" style:language-asian="en" style:country-asian="US" style:font-name-complex="Aparajita" style:font-size-complex="6.30000019073486pt" style:language-complex="ar" style:country-complex="SA"/>
    </style:style>
    <style:style style:name="T24" style:family="text">
      <style:text-properties style:font-name="Engravers MT" fo:font-size="11pt" fo:language="en" fo:country="US" style:font-name-asian="Engravers MT" style:font-size-asian="11pt" style:language-asian="en" style:country-asian="US" style:font-name-complex="Engravers MT" style:font-size-complex="6.30000019073486pt" style:language-complex="ar" style:country-complex="SA"/>
    </style:style>
    <style:style style:name="T25" style:family="text">
      <style:text-properties fo:color="#000000" style:font-name="Calibri" fo:font-size="11pt" fo:language="en" fo:country="US" style:font-name-asian="Calibri" style:font-size-asian="11pt" style:language-asian="en" style:country-asian="US" style:font-name-complex="Arabic Typesetting" style:font-size-complex="6.30000019073486pt" style:language-complex="ar" style:country-complex="SA"/>
    </style:style>
    <style:style style:name="T26" style:family="text">
      <style:text-properties fo:color="#000000" style:font-name="Courier New" fo:font-size="11pt" fo:language="en" fo:country="US" style:font-name-asian="Courier New" style:font-size-asian="11pt" style:language-asian="en" style:country-asian="US" style:font-name-complex="Courier New" style:font-size-complex="6.30000019073486pt" style:language-complex="ar" style:country-complex="SA"/>
    </style:style>
    <style:style style:name="T27" style:family="text">
      <style:text-properties fo:color="#000000" style:font-name="Courier New" fo:font-size="11pt" fo:language="en" fo:country="US" fo:font-style="italic" style:text-underline-style="solid" style:text-underline-width="auto" style:text-underline-color="font-color" fo:font-weight="bold" style:font-name-asian="Courier New" style:font-size-asian="11pt" style:language-asian="en" style:country-asian="US" style:font-style-asian="italic" style:font-weight-asian="bold" style:font-name-complex="Courier New" style:font-size-complex="6.30000019073486pt" style:language-complex="ar" style:country-complex="SA" style:font-style-complex="italic" style:font-weight-complex="bold"/>
    </style:style>
    <style:style style:name="T28" style:family="text">
      <style:text-properties style:font-name="Magneto" fo:font-size="11pt" fo:language="en" fo:country="US" style:font-name-asian="Magneto" style:font-size-asian="11pt" style:language-asian="en" style:country-asian="US" style:font-name-complex="Magneto" style:font-size-complex="6.30000019073486pt" style:language-complex="ar" style:country-complex="SA"/>
    </style:style>
    <style:style style:name="T29" style:family="text">
      <style:text-properties style:font-name="Harlow Solid Italic" fo:font-size="11pt" fo:language="en" fo:country="US" style:font-name-asian="Harlow Solid Italic" style:font-size-asian="11pt" style:language-asian="en" style:country-asian="US" style:font-name-complex="Harlow Solid Italic" style:font-size-complex="6.30000019073486pt" style:language-complex="ar" style:country-complex="SA"/>
    </style:style>
    <style:style style:name="T30" style:family="text">
      <style:text-properties style:font-name="Bradley Hand ITC" fo:font-size="11pt" fo:language="en" fo:country="US" style:font-name-asian="Bradley Hand ITC" style:font-size-asian="11pt" style:language-asian="en" style:country-asian="US" style:font-name-complex="Bradley Hand ITC" style:font-size-complex="6.30000019073486pt" style:language-complex="ar" style:country-complex="SA"/>
    </style:style>
    <style:style style:name="T31" style:family="text">
      <style:text-properties style:font-name="Calibri" fo:font-size="11pt" fo:language="en" fo:country="US" style:font-name-asian="Calibri" style:font-size-asian="11pt" style:language-asian="en" style:country-asian="US" style:font-name-complex="Courier New" style:font-size-complex="6.30000019073486pt" style:language-complex="ar" style:country-complex="SA"/>
    </style:style>
    <style:style style:name="T32" style:family="text">
      <style:text-properties style:font-name="Lucida Handwriting" fo:font-size="11pt" fo:language="en" fo:country="US" style:font-name-asian="Lucida Handwriting" style:font-size-asian="11pt" style:language-asian="en" style:country-asian="US" style:font-name-complex="Lucida Handwriting" style:font-size-complex="6.30000019073486pt" style:language-complex="ar" style:country-complex="SA"/>
    </style:style>
    <style:style style:name="T33" style:family="text">
      <style:text-properties style:font-name="Calibri" fo:font-size="11pt" fo:language="en" fo:country="US" fo:font-style="italic" style:font-name-asian="Calibri" style:font-size-asian="11pt" style:language-asian="en" style:country-asian="US" style:font-style-asian="italic" style:font-name-complex="Times New Roman" style:font-size-complex="6.30000019073486pt" style:language-complex="ar" style:country-complex="SA" style:font-style-complex="italic"/>
    </style:style>
    <style:style style:name="T34" style:family="text">
      <style:text-properties fo:font-size="11pt" fo:language="en" fo:country="US" style:font-size-asian="11pt" style:language-asian="de" style:country-asian="DE" style:font-name-complex="Times New Roman" style:font-size-complex="6.30000019073486pt" style:language-complex="ar" style:country-complex="SA"/>
    </style:style>
    <style:style style:name="T35" style:family="text">
      <style:text-properties fo:font-size="11pt" fo:language="en" fo:country="US" fo:font-weight="bold" style:font-size-asian="11pt" style:language-asian="de" style:country-asian="DE" style:font-weight-asian="bold" style:font-name-complex="Times New Roman" style:font-size-complex="6.30000019073486pt" style:language-complex="ar" style:country-complex="SA" style:font-weight-complex="bold"/>
    </style:style>
  </office:automatic-styles>
  <office:body>
    <office:spreadsheet>
      <table:table table:name="Sheet1" table:style-name="ta1">
        <office:forms form:automatic-focus="false" form:apply-design-mode="false"/>
        <table:table-column table:style-name="co1" table:number-columns-repeated="2"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6" table:default-cell-style-name="ce28"/>
        <table:table-row table:style-name="ro1">
          <table:table-cell table:style-name="ce1" office:value-type="string">
            <text:p>Card ID</text:p>
          </table:table-cell>
          <table:table-cell table:style-name="ce1" office:value-type="string">
            <text:p>Card Name</text:p>
          </table:table-cell>
          <table:table-cell table:style-name="ce1" office:value-type="string">
            <text:p>Flavour Text</text:p>
          </table:table-cell>
          <table:table-cell table:style-name="ce1" office:value-type="string">
            <text:p>Bonus</text:p>
          </table:table-cell>
          <table:table-cell table:style-name="ce1" office:value-type="string">
            <text:p>Bonus when controlled by</text:p>
          </table:table-cell>
          <table:table-cell table:style-name="ce1" office:value-type="string">
            <text:p>Bonus when this controls</text:p>
          </table:table-cell>
          <table:table-cell table:style-name="ce1" office:value-type="string">
            <text:p>Penalty when controlled by</text:p>
          </table:table-cell>
          <table:table-cell table:style-name="ce1" office:value-type="string">
            <text:p>Penalty when this controls</text:p>
          </table:table-cell>
          <table:table-cell table:style-name="Default" table:number-columns-repeated="1016"/>
        </table:table-row>
        <table:table-row table:style-name="ro1">
          <table:table-cell table:style-name="ce1" table:number-columns-repeated="8"/>
          <table:table-cell table:style-name="Default" table:number-columns-repeated="1016"/>
        </table:table-row>
        <table:table-row table:style-name="ro2">
          <table:table-cell office:value-type="string">
            <text:p>children_newton</text:p>
          </table:table-cell>
          <table:table-cell office:value-type="string">
            <text:p>The Children of Newton</text:p>
          </table:table-cell>
          <table:table-cell table:style-name="ce3" office:value-type="string">
            <text:p><text:span text:style-name="T1">Analytical, calculating, </text:span><text:span text:style-name="T1">computing, dare we say </text:span><text:span text:style-name="T2">mathematical</text:span><text:span text:style-name="T3">. The </text:span><text:span text:style-name="T3">Children of Newton are a </text:span><text:span text:style-name="T3">force to be reckoned with!</text:span></text:p>
          </table:table-cell>
          <table:table-cell office:value-type="string">
            <text:p>+10 Shi, +10 Fun</text:p>
          </table:table-cell>
          <table:table-cell office:value-type="string">
            <text:p>illuminati, ignore penalty</text:p>
          </table:table-cell>
          <table:table-cell office:value-type="string">
            <text:p>einstein_follower, 2x Class Stat</text:p>
          </table:table-cell>
          <table:table-cell office:value-type="string">
            <text:p>priests_ra, x0.5 Class Stat</text:p>
          </table:table-cell>
          <table:table-cell office:value-type="string">
            <text:p>abbey_thelema, -5 Nav</text:p>
          </table:table-cell>
          <table:table-cell table:style-name="ce27" table:number-columns-repeated="1016"/>
        </table:table-row>
        <table:table-row table:style-name="ro3">
          <table:table-cell table:number-columns-repeated="2"/>
          <table:table-cell table:style-name="ce3"/>
          <table:table-cell/>
          <table:table-cell table:style-name="ce5" office:value-type="string">
            <text:p><text:span text:style-name="T4">Telegraph, sender unknown:</text:span></text:p>
            <text:p><text:span text:style-name="T5">Begin Coded Message:</text:span></text:p>
            <text:p><text:span text:style-name="T5">We have the Mathematicians STOP All signs point </text:span><text:span text:style-name="T5">to favorable conditions STOP The Mission is a go, </text:span><text:span text:style-name="T5">I repeat, the Mission is a go STOP The </text:span><text:span text:style-name="T5">Mathematicians are on board STOP The dolphins </text:span><text:span text:style-name="T5">are out of the loop STOP Valkyrie is out of </text:span><text:span text:style-name="T5">commission STOP Mama has gone to nest STOP</text:span></text:p>
            <text:p><text:span text:style-name="T5">This message will self-destruct in 3, 2, 1…</text:span></text:p>
          </table:table-cell>
          <table:table-cell table:style-name="ce11" office:value-type="string">
            <text:p><text:span text:style-name="T4">From the Diary of Professor Phineus </text:span><text:span text:style-name="T4">Cocklebottom</text:span></text:p>
            <text:p><text:span text:style-name="T14">Got the chance to chat to those Einstein fellows. </text:span><text:span text:style-name="T14">Capital chaps. Can’t speak highly enough. <text:s text:c="4"/></text:span></text:p>
            <text:p><text:span text:style-name="T15">V_e=V-v_e</text:span></text:p>
            <text:p><text:span text:style-name="T15">Solving yields:</text:span></text:p>
            <text:p><text:span text:style-name="T15"><text:s text:c="4"/></text:span><text:span text:style-name="T15">P_2-P_1=m\Delta V-v_e\Delta m\,</text:span></text:p>
            <text:p><text:span text:style-name="T14">and, using dm=-\Delta m, since ejecting a </text:span><text:span text:style-name="T14">positive \Delta m results in a decrease in mass,</text:span></text:p>
            <text:p><text:span text:style-name="T14"><text:s text:c="4"/></text:span><text:span text:style-name="T14">\sum F_i=m\frac{dV}{dt}+v_e\frac{dm}</text:span><text:span text:style-name="T14">{dt}</text:span></text:p>
            <text:p><text:span text:style-name="T14">If there are no external forces then \sum F_i=0 </text:span><text:span text:style-name="T14">(conservation of linear momentum) and</text:span></text:p>
            <text:p><text:span text:style-name="T14"><text:s text:c="4"/></text:span><text:span text:style-name="T16">m\frac{dV}{dt}=-v_e\frac{dm}{dt}</text:span></text:p>
            <text:p><text:span text:style-name="T14">Assuming v_e\, is constant, this may be </text:span><text:span text:style-name="T14">integrated to yield:</text:span></text:p>
            <text:p><text:span text:style-name="T14"><text:s text:c="4"/></text:span><text:span text:style-name="T16">\Delta V\ = v_e \ln \frac {m_0} {m_1}</text:span></text:p>
            <text:p><text:span text:style-name="T14">or equivalently</text:span></text:p>
            <text:p><text:span text:style-name="T14"><text:s text:c="4"/></text:span><text:span text:style-name="T14">m_1=m_0 e^{-\Delta V\ / v_e} <text:s text:c="5"/>or <text:s text:c="5"/></text:span><text:span text:style-name="T14">m_0=m_1 e^{\Delta V\ / v_e} <text:s text:c="5"/>or <text:s text:c="5"/>m_0 - </text:span><text:span text:style-name="T14">m_1=m_1 (e^{\Delta V\ / v_e} – 1)</text:span></text:p>
          </table:table-cell>
          <table:table-cell table:style-name="ce6" office:value-type="string">
            <text:p><text:span text:style-name="T4">The following message arrived by </text:span><text:span text:style-name="T4">carrier pigeon at the Temple of </text:span><text:span text:style-name="T4">Amon-Ra, Illinois Chapter, yesterday </text:span><text:span text:style-name="T4">at 3:15a.m:</text:span></text:p>
            <text:p><text:span text:style-name="T24">We have deciphered </text:span><text:span text:style-name="T24">the fourth </text:span><text:span text:style-name="T24">papyrus. It appears </text:span><text:span text:style-name="T24">the ancient </text:span><text:span text:style-name="T24">Egyptians, </text:span><text:span text:style-name="T24">specifically the </text:span><text:span text:style-name="T24">followers of the </text:span><text:span text:style-name="T24">great and glorious </text:span><text:span text:style-name="T24">ra, used a base 32 </text:span><text:span text:style-name="T24">system for </text:span><text:span text:style-name="T24">calculations. All </text:span><text:span text:style-name="T24">chapters are </text:span><text:span text:style-name="T24">forthwith ordered </text:span><text:span text:style-name="T24">to adopt this </text:span><text:span text:style-name="T24">system.</text:span></text:p>
            <text:p><text:span text:style-name="T24">Signed and sealed</text:span></text:p>
            <text:p><text:span text:style-name="T24">The most holy </text:span><text:span text:style-name="T24">Mortimer</text:span></text:p>
            <text:p><text:span text:style-name="T24">High priest of the </text:span><text:span text:style-name="T24">realm</text:span></text:p>
            <text:p><text:span text:style-name="T24">Great and grand </text:span><text:span text:style-name="T24">ankh</text:span></text:p>
            <text:p><text:span text:style-name="T24">Cairo</text:span></text:p>
          </table:table-cell>
          <table:table-cell table:style-name="ce6" office:value-type="string">
            <text:p><text:span text:style-name="T4">Horoscope, Capricorn, 13.7.1921</text:span></text:p>
            <text:p><text:span text:style-name="T4">Today is not a good day to be </text:span><text:span text:style-name="T4">summoning spirits or meddling in </text:span><text:span text:style-name="T4">things you don’t understand, </text:span><text:span text:style-name="T4">Capricorn. The transit of Pluto into </text:span><text:span text:style-name="T4">Aries bodes ill for any new endeavors </text:span><text:span text:style-name="T4">and indicates slim chances of success </text:span><text:span text:style-name="T4">in leadership. Doom is at hand.</text:span></text:p>
            <text:p><text:span text:style-name="T4">Love horoscope: Best to forget about </text:span><text:span text:style-name="T4">it, honestly. This just isn’t your day. </text:span></text:p>
          </table:table-cell>
          <table:table-cell table:style-name="ce27" table:number-columns-repeated="1016"/>
        </table:table-row>
        <table:table-row table:style-name="ro2">
          <table:table-cell office:value-type="string">
            <text:p>einstein_follower</text:p>
          </table:table-cell>
          <table:table-cell office:value-type="string">
            <text:p>Einstein's Followers</text:p>
          </table:table-cell>
          <table:table-cell office:value-type="string">
            <text:p>Published in 1915, Einstein’s General Theory of Relativity was a revelation. The ladies and gents who call themselves his followers are relatively certain they can put it to good use.</text:p>
          </table:table-cell>
          <table:table-cell office:value-type="string">
            <text:p>+10 Thr, +10 Fun</text:p>
          </table:table-cell>
          <table:table-cell office:value-type="string">
            <text:p>church_nutrition, ignore penalty</text:p>
          </table:table-cell>
          <table:table-cell office:value-type="string">
            <text:p>clockwork_council, 2x Class Stat</text:p>
          </table:table-cell>
          <table:table-cell office:value-type="string">
            <text:p>clockwork_council, x0.5 Class Stat</text:p>
          </table:table-cell>
          <table:table-cell office:value-type="string">
            <text:p>dolphins, -5 Fue</text:p>
          </table:table-cell>
          <table:table-cell table:number-columns-repeated="1016"/>
        </table:table-row>
        <table:table-row table:style-name="ro2">
          <table:table-cell table:number-columns-repeated="4"/>
          <table:table-cell table:style-name="ce6" office:value-type="string">
            <text:p><text:span text:style-name="T4">Entry in the visitor’s book in the </text:span><text:span text:style-name="T4">entryway of the Diogenes Club:</text:span></text:p>
            <text:p><text:span text:style-name="T6">I say chaps, the tucker here </text:span><text:span text:style-name="T6">is excellent. You really must </text:span><text:span text:style-name="T6">try the chopped liver. It </text:span><text:span text:style-name="T6">gave me quite a turn, but in </text:span><text:span text:style-name="T6">the midst of what I thought </text:span><text:span text:style-name="T6">was going to be an </text:span><text:span text:style-name="T6">absolutely terrible bout of </text:span><text:span text:style-name="T6">indigestion I was hit with a </text:span><text:span text:style-name="T6">revelation. Me and my pals </text:span><text:span text:style-name="T6">will certainly be back for </text:span><text:span text:style-name="T6">more. It’s truly amazing </text:span><text:span text:style-name="T6">what a good bit of grub can </text:span><text:span text:style-name="T6">do for the powers of </text:span><text:span text:style-name="T6">observation and deduction. </text:span><text:span text:style-name="T6">To use a new and rather </text:span><text:span text:style-name="T6">vulgar expression, it’s </text:span><text:span text:style-name="T6">practically the Octopuses </text:span><text:span text:style-name="T6">Garters!</text:span></text:p>
            <text:p><text:span text:style-name="T6">E=MC²</text:span></text:p>
          </table:table-cell>
          <table:table-cell table:style-name="ce6" office:value-type="string">
            <text:p><text:span text:style-name="T4">Early Radio Broadcast, 1921:</text:span></text:p>
            <text:p><text:span text:style-name="T4">Hello? Hello? I say, is this thing on? </text:span><text:span text:style-name="T4">Oh, excellent, yes, jolly good. I hope </text:span><text:span text:style-name="T4">you on the receiving end are all doing </text:span><text:span text:style-name="T4">well? I must say, I wasn’t expecting to </text:span><text:span text:style-name="T4">get the Aether Transmission Device </text:span><text:span text:style-name="T4">working quite so quickly, but it turns </text:span><text:span text:style-name="T4">out all you need to do is picture the </text:span><text:span text:style-name="T4">sound as waves, yes, waves, quite </text:span><text:span text:style-name="T4">large waves I’m told, that make a </text:span><text:span text:style-name="T4">disturbance in the Aether. Once </text:span><text:span text:style-name="T4">you’ve got that under control, it’s all </text:span><text:span text:style-name="T4">really quite simple. You simply </text:span><text:span text:style-name="T4">attach…</text:span></text:p>
            <text:p><text:span text:style-name="T4"/></text:p>
            <text:p><text:span text:style-name="T4">The rest of the transmission has not </text:span><text:span text:style-name="T4">been saved for prosperity; we’re told </text:span><text:span text:style-name="T4">it was quite boring and technical.</text:span></text:p>
          </table:table-cell>
          <table:table-cell table:style-name="ce13" office:value-type="string">
            <text:p><text:span text:style-name="T17">Dear Mrs. Gadgetlen,</text:span></text:p>
            <text:p><text:span text:style-name="T17">I am writing to accept your lovely </text:span><text:span text:style-name="T17">invitation to attend the Afternoon Tea on </text:span><text:span text:style-name="T17">Sunday. Algey (that is, Dr. Archibald) </text:span><text:span text:style-name="T17">and I shall be delighted to attend. I </text:span><text:span text:style-name="T17">believe I can convince my maid to make </text:span><text:span text:style-name="T17">her Chocolate Torte. It really is quite </text:span><text:span text:style-name="T17">fantastic. Of course, I rather expect the </text:span><text:span text:style-name="T17">Gentleman shall be too involved in their </text:span><text:span text:style-name="T17">intellectual pursuits to really pay mind to </text:span><text:span text:style-name="T17">such things, but I rather think we ladies </text:span><text:span text:style-name="T17">(with the exception of Mrs. Gatting, of </text:span><text:span text:style-name="T17">course, such a blue-stocking) shall have a </text:span><text:span text:style-name="T17">very entertaining time; it’s much easier to </text:span><text:span text:style-name="T17">consider Suffrage and other important </text:span><text:span text:style-name="T17">Political Issues when the men are involved </text:span><text:span text:style-name="T17">in… how shall I put it… intellectual </text:span><text:span text:style-name="T17">disagreements, don’t you find? It really </text:span><text:span text:style-name="T17">has been good for Algey, meeting your </text:span><text:span text:style-name="T17">husband. I swear, he spends much less </text:span><text:span text:style-name="T17">time at work these days, it makes him so </text:span><text:span text:style-name="T17">much happier. We might even make a </text:span><text:span text:style-name="T17">social butterfly out of him, can you believe </text:span><text:span text:style-name="T17">that?</text:span></text:p>
            <text:p><text:span text:style-name="T17">With most excellent regards,</text:span></text:p>
            <text:p><text:span text:style-name="T17">Mrs. Davina Archibald</text:span></text:p>
          </table:table-cell>
          <table:table-cell table:style-name="ce22" office:value-type="string">
            <text:p><text:span text:style-name="T29">March 1:</text:span></text:p>
            <text:p><text:span text:style-name="T29">It’s coming along quite nicely. I think </text:span><text:span text:style-name="T29">we are beginning to understand each </text:span><text:span text:style-name="T29">other. The chattering seems frivolous at </text:span><text:span text:style-name="T29">first, but I believe we are beginning to </text:span><text:span text:style-name="T29">get to the heart of things now.</text:span></text:p>
            <text:p><text:span text:style-name="T29">March 5:</text:span></text:p>
            <text:p><text:span text:style-name="T29">It’s really quite extraordinary. They’ve </text:span><text:span text:style-name="T29">taken to writing like a fish takes to </text:span><text:span text:style-name="T29">water. Once we got the snout adapter </text:span><text:span text:style-name="T29">fixed for underwater use, it’s been quite </text:span><text:span text:style-name="T29">extraordinary. So far they’ve managed </text:span><text:span text:style-name="T29">‘Hallo‘ and also ‘Why do I have this </text:span><text:span text:style-name="T29">bloody thing strapped to my nose’. </text:span><text:span text:style-name="T29">Extraordinary!</text:span></text:p>
            <text:p><text:span text:style-name="T29">March 12: </text:span></text:p>
            <text:p><text:span text:style-name="T29">Howard has given me a quite </text:span><text:span text:style-name="T29">complicated equation to solve. They’re </text:span><text:span text:style-name="T29">really quite advanced when it comes to </text:span><text:span text:style-name="T29">mathematics. I think we may really </text:span><text:span text:style-name="T29">learn something from them.</text:span></text:p>
            <text:p><text:span text:style-name="T29">April 3:</text:span></text:p>
            <text:p><text:span text:style-name="T29">Finally managed to solve that blasted </text:span><text:span text:style-name="T29">equation. Turns out the answer was </text:span><text:span text:style-name="T29">‘Please throw in more fish’. My </text:span><text:span text:style-name="T29">enthusiasm for this experiment is </text:span><text:span text:style-name="T29">waning. </text:span></text:p>
          </table:table-cell>
          <table:table-cell table:number-columns-repeated="1016"/>
        </table:table-row>
        <table:table-row table:style-name="ro2">
          <table:table-cell office:value-type="string">
            <text:p>illuminati</text:p>
          </table:table-cell>
          <table:table-cell office:value-type="string">
            <text:p>Illuminati</text:p>
          </table:table-cell>
          <table:table-cell office:value-type="string">
            <text:p>It just wouldn’t be a conspiracy without the Illuminati. Ancient, all-powerful, and all-knowing, enlightenment is ensured if only you can survive their influence.</text:p>
          </table:table-cell>
          <table:table-cell office:value-type="string">
            <text:p>+10 Fue, + 10 Fun</text:p>
          </table:table-cell>
          <table:table-cell office:value-type="string">
            <text:p>dolphins, ignore penalty</text:p>
          </table:table-cell>
          <table:table-cell office:value-type="string">
            <text:p>free_masons, 2x Class Stat</text:p>
          </table:table-cell>
          <table:table-cell office:value-type="string">
            <text:p>free_masons, x0.5 Class Stat</text:p>
          </table:table-cell>
          <table:table-cell office:value-type="string">
            <text:p>priests_ra, -5 Sup</text:p>
          </table:table-cell>
          <table:table-cell table:number-columns-repeated="1016"/>
        </table:table-row>
        <table:table-row table:style-name="ro2">
          <table:table-cell table:number-columns-repeated="4"/>
          <table:table-cell office:value-type="string">
            <text:p><text:span text:style-name="T7">Dolphins: A Treatise</text:span></text:p>
            <text:p><text:span text:style-name="T7">The common Dolphin, of the </text:span><text:span text:style-name="T7">family Delphinidae, is a most </text:span><text:span text:style-name="T7">remarkable creature. Although </text:span><text:span text:style-name="T7">they at first appear quite </text:span><text:span text:style-name="T7">ridiculous, their powers of </text:span><text:span text:style-name="T7">observation and indeed, </text:span><text:span text:style-name="T7">deduction, are really quite </text:span><text:span text:style-name="T7">tremendous. The hitherto </text:span><text:span text:style-name="T7">unexplored intellectual prowess </text:span><text:span text:style-name="T7">may be useful for our ‘club’ in a </text:span><text:span text:style-name="T7">variety of ways, and as such </text:span><text:span text:style-name="T8">***************************************</text:span><text:span text:style-name="T8">*****************</text:span></text:p>
            <text:p><text:span text:style-name="T8">*********************************</text:span><text:span text:style-name="T7">******</text:span><text:span text:style-name="T7">***************************************</text:span><text:span text:style-name="T7">***************************************</text:span><text:span text:style-name="T7">***************************************</text:span><text:span text:style-name="T7">***************************************</text:span><text:span text:style-name="T7">***************************************</text:span><text:span text:style-name="T7">***************************************</text:span><text:span text:style-name="T7">***************************************</text:span><text:span text:style-name="T7">***************************************</text:span><text:span text:style-name="T7">***************************************</text:span><text:span text:style-name="T7">****************************** <text:s/></text:span><text:span text:style-name="T8"><text:s text:c="14"/></text:span><text:span text:style-name="T8"><text:s text:c="62"/></text:span><text:span text:style-name="T8"><text:s text:c="8"/></text:span></text:p>
            <text:p><text:span text:style-name="T8">CONTENTS REDACTED</text:span></text:p>
          </table:table-cell>
          <table:table-cell table:style-name="ce12" office:value-type="string">
            <text:p><text:span text:style-name="T8">13 x 13 = 169</text:span></text:p>
            <text:p><text:span text:style-name="T8">2</text:span></text:p>
            <text:p><text:span text:style-name="T8">x3 x5 x7</text:span></text:p>
            <text:p><text:span text:style-name="T8">x11 x13 x17 x19</text:span></text:p>
            <text:p><text:span text:style-name="T8">x23 x29 x31 x37 x41 x43 <text:s text:c="4"/></text:span></text:p>
            <text:p><text:span text:style-name="T8">47 x53 x59 x61 x67 x71 x73 x79 x83 <text:s/></text:span><text:span text:style-name="T8"><text:s text:c="3"/></text:span></text:p>
            <text:p><text:span text:style-name="T8">89 x97 x101 x103 x107 x109 x113 </text:span><text:span text:style-name="T8">x127 x131 </text:span></text:p>
            <text:p><text:span text:style-name="T8">x137 x139 x149 x151 x157 x163 </text:span><text:span text:style-name="T8">x167 x173 x179 x181</text:span></text:p>
            <text:p><text:span text:style-name="T8"><text:s text:c="4"/></text:span><text:span text:style-name="T8">=</text:span></text:p>
            <text:p><text:span text:style-name="T8">Power</text:span></text:p>
          </table:table-cell>
          <table:table-cell table:style-name="ce18" office:value-type="string">
            <text:p><text:span text:style-name="T25">A leaflet:</text:span></text:p>
            <text:p><text:span text:style-name="T26">WOE BETIDE AND HIDE YOUR </text:span><text:span text:style-name="T26">CHILDREN.</text:span></text:p>
            <text:p><text:span text:style-name="T26">THE END IS NIGH.</text:span></text:p>
            <text:p><text:span text:style-name="T26">THOSE WITH EYES TO SEE </text:span><text:span text:style-name="T26">SHALL FIND THE TRUTH.</text:span></text:p>
            <text:p><text:span text:style-name="T26">THE </text:span><text:span text:style-name="T27">ILLUMINATI</text:span><text:span text:style-name="T26"> HAS FAILED </text:span><text:span text:style-name="T26">TO ILLUMINATE.</text:span></text:p>
            <text:p><text:span text:style-name="T26">THE END IS NIGH. WOE </text:span><text:span text:style-name="T26">BETIDE AND HIDE YOUR </text:span><text:span text:style-name="T26">CHILDREN.</text:span></text:p>
          </table:table-cell>
          <table:table-cell table:style-name="ce23" office:value-type="string">
            <text:p><text:span text:style-name="T26">A conversation between </text:span><text:span text:style-name="T26">two cloaked figures in </text:span><text:span text:style-name="T26">the back alleys of </text:span><text:span text:style-name="T26">London:</text:span></text:p>
            <text:p><text:span text:style-name="T26">A: I’m not certain about </text:span><text:span text:style-name="T26">all this Egyptian stuff. </text:span><text:span text:style-name="T26">It all seems very </text:span><text:span text:style-name="T26">distant.</text:span></text:p>
            <text:p><text:span text:style-name="T26">B: Yes, I see what you </text:span><text:span text:style-name="T26">mean. Still, we took a </text:span><text:span text:style-name="T26">chance.</text:span></text:p>
            <text:p><text:span text:style-name="T26">A: Yes. I’m not sure it </text:span><text:span text:style-name="T26">was worth it.</text:span></text:p>
            <text:p><text:span text:style-name="T26">B: Time will tell.</text:span></text:p>
            <text:p><text:span text:style-name="T26">A: It will. It does. </text:span><text:span text:style-name="T26">Still. Sometimes I think </text:span><text:span text:style-name="T26">the Powers That Be just </text:span><text:span text:style-name="T26">aren’t as insightful as </text:span><text:span text:style-name="T26">they used to be.</text:span></text:p>
            <text:p><text:span text:style-name="T26">B: Are you mad? Do you </text:span><text:span text:style-name="T26">want to be done in for </text:span><text:span text:style-name="T26">treason?</text:span></text:p>
          </table:table-cell>
          <table:table-cell table:number-columns-repeated="1016"/>
        </table:table-row>
        <table:table-row table:style-name="ro2">
          <table:table-cell office:value-type="string">
            <text:p>aether_research</text:p>
          </table:table-cell>
          <table:table-cell office:value-type="string">
            <text:p>Aether Research Society</text:p>
          </table:table-cell>
          <table:table-cell office: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text:p>+15 Fue, +5 Fun</text:p>
          </table:table-cell>
          <table:table-cell office:value-type="string">
            <text:p>free_masons, ignore penalty</text:p>
          </table:table-cell>
          <table:table-cell office:value-type="string">
            <text:p>abbey_thelema, 2x Class Stat</text:p>
          </table:table-cell>
          <table:table-cell office:value-type="string">
            <text:p>einstein_followers, x0.5 Class Stat</text:p>
          </table:table-cell>
          <table:table-cell office:value-type="string">
            <text:p>clockwork_council, -5 Thr</text:p>
          </table:table-cell>
          <table:table-cell table:number-columns-repeated="1016"/>
        </table:table-row>
        <table:table-row table:style-name="ro2">
          <table:table-cell table:number-columns-repeated="4"/>
          <table:table-cell table:style-name="ce6" office:value-type="string">
            <text:p><text:span text:style-name="T4">An announcement at the London </text:span><text:span text:style-name="T4">International Exhibition of Rubber </text:span><text:span text:style-name="T4">and Other Tropical Products (1921)</text:span></text:p>
            <text:p><text:span text:style-name="T4">Ladies and Gentlemen, may I have </text:span><text:span text:style-name="T4">your attention please. I repeat, may I </text:span><text:span text:style-name="T4">have your attention please. Would </text:span><text:span text:style-name="T4">Mr. John Smith-Mason please attend </text:span><text:span text:style-name="T4">the Dirigible Stand. Would Mr. John </text:span><text:span text:style-name="T4">Smith-Mason please make his way to </text:span><text:span text:style-name="T4">the Dirigible Stand. Mr. John Smith-</text:span><text:span text:style-name="T4">Mason. I am informed that you have </text:span><text:span text:style-name="T4">won a prize. Mr. John Smith-Mason.</text:span></text:p>
          </table:table-cell>
          <table:table-cell table:style-name="ce6" office:value-type="string">
            <text:p><text:span text:style-name="T4">20-15 8-9-19 13-15-19-20 1-3</text:span></text:p>
            <text:p><text:span text:style-name="T4">23-5 19-8-1-12-12 2-5 1-20-20-5-14-</text:span><text:span text:style-name="T4">4-9-14-7 25-15-21-18 19-5-1-14-3-5 </text:span><text:span text:style-name="T4">20-15-14-9-7-8-20 23-9-20-8 15-21-</text:span><text:span text:style-name="T4">18 13-5-1-19-21-18-9-14-6 9-14-19-</text:span><text:span text:style-name="T4">20-18-21-13-5-14-20-19</text:span></text:p>
            <text:p><text:span text:style-name="T4">23-5 5-24-16-5-3-20 20-8-5 18-5-19-</text:span><text:span text:style-name="T4">21-12-20-19 23-9-12-12 2-5 13-15-19-</text:span><text:span text:style-name="T4">20 9-14-20-5-18-5-19-20-9-14-7</text:span></text:p>
            <text:p><text:span text:style-name="T4">11-9-14-4 18-5-7-1-18-4-19</text:span></text:p>
            <text:p><text:span text:style-name="T4">20-8-5 1-5-20-8-5-18 18-5-19-5-1-18-</text:span><text:span text:style-name="T4">3-8 19-15-3-9-5-20-25</text:span></text:p>
          </table:table-cell>
          <table:table-cell table:style-name="ce6" office:value-type="string">
            <text:p><text:span text:style-name="T4">Local news report:</text:span></text:p>
            <text:p><text:span text:style-name="T4">The entire community is in an uproar </text:span><text:span text:style-name="T4">this evening as our young Mayor, a </text:span><text:span text:style-name="T4">man of promise with a beautiful wife </text:span><text:span text:style-name="T4">and three very well behaved children, </text:span><text:span text:style-name="T4">a perfect candidate, as it were, for </text:span><text:span text:style-name="T4">national government, was found </text:span><text:span text:style-name="T4">dead in his study. His wife, in a </text:span><text:span text:style-name="T4">justifiably hysterical state, was taken </text:span><text:span text:style-name="T4">from the house by relatives but not </text:span><text:span text:style-name="T4">before being heard to yell “The </text:span><text:span text:style-name="T4">Equations! Those damn equations! I </text:span><text:span text:style-name="T4">told him thinking was bad for his </text:span><text:span text:style-name="T4">health!”</text:span></text:p>
          </table:table-cell>
          <table:table-cell table:style-name="ce24" office:value-type="string">
            <text:p><text:span text:style-name="T30">Aether Research Society Minutes, </text:span><text:span text:style-name="T30">7/7/1921</text:span></text:p>
            <text:p><text:span text:style-name="T30">Clockwork is too heavy. Does not fly.</text:span></text:p>
          </table:table-cell>
          <table:table-cell table:number-columns-repeated="1016"/>
        </table:table-row>
        <table:table-row table:style-name="ro2">
          <table:table-cell office:value-type="string">
            <text:p>church_nutrition</text:p>
          </table:table-cell>
          <table:table-cell office:value-type="string">
            <text:p>Most Holy Church of Nutrition</text:p>
          </table:table-cell>
          <table:table-cell office:value-type="string">
            <text:p>An army marches on its stomach, as the Most Holy Church of Nutrition knows all too well. Rocketships won’t fly far without supplies either!</text:p>
          </table:table-cell>
          <table:table-cell office:value-type="string">
            <text:p>+10 Sup, +10 Fun</text:p>
          </table:table-cell>
          <table:table-cell office:value-type="string">
            <text:p>aether_research, ignore penalty</text:p>
          </table:table-cell>
          <table:table-cell office:value-type="string">
            <text:p>children_newton, 2x Class Stat</text:p>
          </table:table-cell>
          <table:table-cell office:value-type="string">
            <text:p>abbey_thelema, x0.5 Class Stat</text:p>
          </table:table-cell>
          <table:table-cell office:value-type="string">
            <text:p>free_masons, -5 Nav</text:p>
          </table:table-cell>
          <table:table-cell table:number-columns-repeated="1016"/>
        </table:table-row>
        <table:table-row table:style-name="ro2">
          <table:table-cell table:number-columns-repeated="4"/>
          <table:table-cell table:style-name="ce6" office:value-type="string">
            <text:p><text:span text:style-name="T4">Cookbook Title:</text:span></text:p>
            <text:p><text:span text:style-name="T9">Cooking with aether: Mrs </text:span><text:span text:style-name="T9">beaton had nothing on us</text:span></text:p>
            <text:p><text:span text:style-name="T4">Back Cover Review:</text:span></text:p>
            <text:p><text:span text:style-name="T7">My sponge cake has never been so </text:span><text:span text:style-name="T7">light and fluffy!</text:span></text:p>
          </table:table-cell>
          <table:table-cell table:style-name="ce13" office:value-type="string">
            <text:p><text:span text:style-name="T17">Gabby Gossip’s Newsletter</text:span></text:p>
            <text:p><text:span text:style-name="T17">My darling readers, you wouldn’t believe </text:span><text:span text:style-name="T17">the SCANDAL your dear Gabby witnessed </text:span><text:span text:style-name="T17">at Mrs. Hedwig’s bake sale last night. Mr. </text:span><text:span text:style-name="T17">Frederick, an esteemed baker, and Mrs. </text:span><text:span text:style-name="T17">Beefington, famous for her apple pies, got </text:span><text:span text:style-name="T17">into an absolutely FRIGHTFUL argument </text:span><text:span text:style-name="T17">on the correct way to measure butter. Mr. </text:span><text:span text:style-name="T17">Frederick is a proponent of the SCALE, a </text:span><text:span text:style-name="T17">METRIC SCALE no less, whereas Mrs. </text:span><text:span text:style-name="T17">Beefington much prefers the imperial </text:span><text:span text:style-name="T17">system and indeed, has even been known </text:span><text:span text:style-name="T17">to express a preference for measuring </text:span><text:span text:style-name="T17">using the DARING new AMERICAN </text:span><text:span text:style-name="T17">system which your darling Gabby </text:span><text:span text:style-name="T17">understands is based on a standard set of </text:span><text:span text:style-name="T17">CUPS. I’m HORRIFIED to say that the </text:span><text:span text:style-name="T17">row ended in a bout of FISTICUFFS, and </text:span><text:span text:style-name="T17">it appears that the Bake Sale may never </text:span><text:span text:style-name="T17">recover. Certainly the good name of MRS. </text:span><text:span text:style-name="T17">BEEFINGTON will suffer in the future.</text:span></text:p>
            <text:p><text:span text:style-name="T17">Until next time my DARLING DUCKS,</text:span></text:p>
            <text:p><text:span text:style-name="T17">Gabby Gossip</text:span></text:p>
          </table:table-cell>
          <table:table-cell table:style-name="ce19" office:value-type="string">
            <text:p>Concentrate too much on Earthly Delights and the mysteries of the Spirit World will never be revealed to you.</text:p>
          </table:table-cell>
          <table:table-cell table:style-name="ce25" office:value-type="string">
            <text:p><text:span text:style-name="T31">Excerpt from the Diary of Confuscious </text:span><text:span text:style-name="T31">Fink, Grandmaster of the Blackberry </text:span><text:span text:style-name="T31">Mason’s Lodge:</text:span></text:p>
            <text:p><text:span text:style-name="T32">Barely anyone attends </text:span><text:span text:style-name="T32">Lodge Meetings anymore. </text:span><text:span text:style-name="T32">It’s a sorry state of affairs. </text:span><text:span text:style-name="T32">I suspect the catering </text:span><text:span text:style-name="T32">company. They just aren’t </text:span><text:span text:style-name="T32">putting in enough effort. </text:span><text:span text:style-name="T32">Brother Tuck even came </text:span><text:span text:style-name="T32">down with a bout of Food </text:span><text:span text:style-name="T32">Poisoning. I’m not certain </text:span><text:span text:style-name="T32">we shall ever live it down.</text:span></text:p>
          </table:table-cell>
          <table:table-cell table:number-columns-repeated="1016"/>
        </table:table-row>
        <table:table-row table:style-name="ro2">
          <table:table-cell office:value-type="string">
            <text:p>dolphins</text:p>
          </table:table-cell>
          <table:table-cell office:value-type="string">
            <text:p>Dolphins</text:p>
          </table:table-cell>
          <table:table-cell office:value-type="string">
            <text:p>They’re smarter than we think.</text:p>
          </table:table-cell>
          <table:table-cell office:value-type="string">
            <text:p>+10 Nav, +10 Fun</text:p>
          </table:table-cell>
          <table:table-cell office:value-type="string">
            <text:p>children_newton, ignore penalty</text:p>
          </table:table-cell>
          <table:table-cell office:value-type="string">
            <text:p>priests_ra, 2x Class Stat</text:p>
          </table:table-cell>
          <table:table-cell office:value-type="string">
            <text:p>church_nutrition, x0.5 Class Stat</text:p>
          </table:table-cell>
          <table:table-cell office:value-type="string">
            <text:p>einstein_follower, -5 Shi</text:p>
          </table:table-cell>
          <table:table-cell table:number-columns-repeated="1016"/>
        </table:table-row>
        <table:table-row table:style-name="ro2">
          <table:table-cell table:number-columns-repeated="4"/>
          <table:table-cell table:style-name="ce7" office:value-type="string">
            <text:p><text:span text:style-name="T10">Squeak-chitter-chitter-chitter-squeak. </text:span><text:span text:style-name="T10">Squeeeeeak. Chitter. Arch</text:span></text:p>
          </table:table-cell>
          <table:table-cell table:style-name="ce7" office:value-type="string">
            <text:p><text:span text:style-name="T10">Arch. Chitter-squeak. Squeak-chitter. </text:span><text:span text:style-name="T10">Chitter. Arch-squeak..</text:span></text:p>
          </table:table-cell>
          <table:table-cell table:style-name="ce7" office:value-type="string">
            <text:p><text:span text:style-name="T10">Squeak-squeak-squeak-squeak-SQUEAK-</text:span><text:span text:style-name="T10">SQUEAK-SQUUUUUUUUUUU-</text:span></text:p>
          </table:table-cell>
          <table:table-cell table:style-name="ce7" office:value-type="string">
            <text:p><text:span text:style-name="T10">Chitter-arch-squeak. Chitter-chitter-</text:span><text:span text:style-name="T10">chitter-chitter-emceeeee-squeaked-chit-</text:span><text:span text:style-name="T10">arch</text:span></text:p>
          </table:table-cell>
          <table:table-cell table:number-columns-repeated="1016"/>
        </table:table-row>
        <table:table-row table:style-name="ro2">
          <table:table-cell office:value-type="string">
            <text:p>abbey_thelema</text:p>
          </table:table-cell>
          <table:table-cell office:value-type="string">
            <text:p>Abbey of Thelema</text:p>
          </table:table-cell>
          <table:table-cell office:value-type="string">
            <text:p>Aleister Crowley and his mystic monks are at it again. Séances, conjuring, magicks, power; a cornucopia of forbidden knowledge.</text:p>
          </table:table-cell>
          <table:table-cell office:value-type="string">
            <text:p>+15 Shi, +5 Fun</text:p>
          </table:table-cell>
          <table:table-cell office:value-type="string">
            <text:p>clockwork_council, ignore penalty</text:p>
          </table:table-cell>
          <table:table-cell office:value-type="string">
            <text:p>aether_research, 2x Class Stat</text:p>
          </table:table-cell>
          <table:table-cell office:value-type="string">
            <text:p>priests_ra, x0.5 Class Stat</text:p>
          </table:table-cell>
          <table:table-cell office:value-type="string">
            <text:p>children_newton, -5 Thr</text:p>
          </table:table-cell>
          <table:table-cell table:number-columns-repeated="1016"/>
        </table:table-row>
        <table:table-row table:style-name="ro2">
          <table:table-cell table:number-columns-repeated="4"/>
          <table:table-cell table:style-name="ce8" office:value-type="string">
            <text:p><text:span text:style-name="T11">Day dawns.</text:span></text:p>
            <text:p><text:span text:style-name="T11">The clog turns to the sun.</text:span></text:p>
            <text:p><text:span text:style-name="T11">The spirits awaken.</text:span></text:p>
            <text:p><text:span text:style-name="T11">We call upon your blessing,</text:span></text:p>
            <text:p><text:span text:style-name="T11">Oh Spirits of old.</text:span></text:p>
            <text:p><text:span text:style-name="T11">We call upon you.</text:span></text:p>
            <text:p><text:span text:style-name="T11">The cog turns.</text:span></text:p>
            <text:p><text:span text:style-name="T11">The sun sets.</text:span></text:p>
          </table:table-cell>
          <table:table-cell table:style-name="ce14" office:value-type="string">
            <text:p><text:span text:style-name="T18"></text:span><text:span text:style-name="T18"></text:span></text:p>
            <text:p><text:span text:style-name="T18"></text:span><text:span text:style-name="T18"></text:span><text:span text:style-name="T18"></text:span><text:span text:style-name="T18"></text:span><text:span text:style-name="T18"></text:span><text:span text:style-name="T18"></text:span><text:span text:style-name="T18"></text:span><text:span text:style-name="T18"></text:span><text:span text:style-name="T18"></text:span><text:span text:style-name="T18"></text:span><text:span text:style-name="T18"></text:span><text:span text:style-name="T18"></text:span><text:span text:style-name="T18"></text:span><text:span text:style-name="T18"></text:span></text:p>
            <text:p><text:span text:style-name="T18"></text:span></text:p>
            <text:p><text:span text:style-name="T18"></text:span></text:p>
          </table:table-cell>
          <table:table-cell table:style-name="ce6" office:value-type="string">
            <text:p><text:span text:style-name="T4">Fragment of burnt paper fished from </text:span><text:span text:style-name="T4">the ruins of an abandoned house</text:span></text:p>
            <text:p><text:span text:style-name="T28">…</text:span><text:span text:style-name="T28">fail to see the </text:span><text:span text:style-name="T28">connection…</text:span></text:p>
            <text:p><text:span text:style-name="T28">False Gods at work…</text:span></text:p>
            <text:p><text:span text:style-name="T28">………</text:span><text:span text:style-name="T28">Ra is not our King….</text:span></text:p>
            <text:p><text:span text:style-name="T28">The Book… Dead… Find…</text:span></text:p>
            <text:p><text:span text:style-name="T28">Never…. UP.</text:span></text:p>
          </table:table-cell>
          <table:table-cell table:style-name="ce6" office:value-type="string">
            <text:p><text:span text:style-name="T4">Scribbled in the margins of a copy of </text:span><text:span text:style-name="T33">Principia Mathematica</text:span><text:span text:style-name="T4"> at Cambridge </text:span><text:span text:style-name="T4">University Library:</text:span></text:p>
            <text:p><text:span text:style-name="T22">After examining the precise </text:span><text:span text:style-name="T22">geography and intricate </text:span><text:span text:style-name="T22">circular nature of the </text:span><text:span text:style-name="T22">mystical cults, I have to say </text:span><text:span text:style-name="T22">I have found them to be </text:span><text:span text:style-name="T22">mathematically unsound </text:span><text:span text:style-name="T22">and, quite frankly, the </text:span><text:span text:style-name="T22">purest nonsense currently </text:span><text:span text:style-name="T22">circulating in popular </text:span><text:span text:style-name="T22">intellectual society!!!!!!</text:span></text:p>
          </table:table-cell>
          <table:table-cell table:number-columns-repeated="1016"/>
        </table:table-row>
        <table:table-row table:style-name="ro2">
          <table:table-cell office:value-type="string">
            <text:p>free_masons</text:p>
          </table:table-cell>
          <table:table-cell office:value-type="string">
            <text:p>Freemasons</text:p>
          </table:table-cell>
          <table:table-cell office:value-type="string">
            <text:p>Get out your square and compass and ensure building conditions are favorable and the ley lines are oriented correctly. </text:p>
          </table:table-cell>
          <table:table-cell office:value-type="string">
            <text:p>+15 Sup, +5 Fun </text:p>
          </table:table-cell>
          <table:table-cell office:value-type="string">
            <text:p>priests_ra, ignore penalty</text:p>
          </table:table-cell>
          <table:table-cell office:value-type="string">
            <text:p>illuminati, 2x Class Stat</text:p>
          </table:table-cell>
          <table:table-cell office:value-type="string">
            <text:p>illuminati, x0.5 Class Stat</text:p>
          </table:table-cell>
          <table:table-cell office:value-type="string">
            <text:p>aether_research, -5 Fue</text:p>
          </table:table-cell>
          <table:table-cell table:number-columns-repeated="1016"/>
        </table:table-row>
        <table:table-row table:style-name="ro2">
          <table:table-cell table:number-columns-repeated="4"/>
          <table:table-cell table:style-name="ce6" office:value-type="string">
            <text:p>(Picture of Pyramid)</text:p>
          </table:table-cell>
          <table:table-cell table:style-name="ce15" office:value-type="string">
            <text:p><text:span text:style-name="T4">An excerpt from ‘Alternative </text:span><text:span text:style-name="T4">Methods of Communication’ by J.D. </text:span><text:span text:style-name="T4">Editus</text:span></text:p>
            <text:p><text:span text:style-name="T19">…</text:span><text:span text:style-name="T19">take for example the curious </text:span><text:span text:style-name="T19">wall messages that began </text:span><text:span text:style-name="T19">appearing in London and New </text:span><text:span text:style-name="T19">York in May of 1921. The </text:span><text:span text:style-name="T19">closest approximation is as </text:span><text:span text:style-name="T19">follows:</text:span></text:p>
            <text:p><text:span text:style-name="T20">øĴ∞Ǿɣ</text:span></text:p>
            <text:p><text:span text:style-name="T19">and as yet no proper </text:span><text:span text:style-name="T19">translation has been </text:span><text:span text:style-name="T19">discovered. Burt Haddock once </text:span><text:span text:style-name="T19">claimed that the message reads </text:span><text:span text:style-name="T19">“Rejoice, for the Stone has </text:span><text:span text:style-name="T19">conquered the Light” but no </text:span><text:span text:style-name="T19">further evidence has been </text:span><text:span text:style-name="T19">found to support this, and </text:span><text:span text:style-name="T19">Haddock himself disappeared </text:span><text:span text:style-name="T19">in mysterious circumstances </text:span><text:span text:style-name="T19">soon afterwards.</text:span></text:p>
          </table:table-cell>
          <table:table-cell table:style-name="ce15" office:value-type="string">
            <text:p><text:span text:style-name="T4">An excerpt from ‘Alternative </text:span><text:span text:style-name="T4">Methods of Communication’ by J.D. </text:span><text:span text:style-name="T4">Editus</text:span></text:p>
            <text:p><text:span text:style-name="T19">…</text:span><text:span text:style-name="T19">take for example the curious </text:span><text:span text:style-name="T19">wall messages that began </text:span><text:span text:style-name="T19">appearing in London and New </text:span><text:span text:style-name="T19">York in May of 1921. The </text:span><text:span text:style-name="T19">closest approximation is as </text:span><text:span text:style-name="T19">follows:</text:span></text:p>
            <text:p><text:span text:style-name="T20">øĴ∞Ǿɣ</text:span></text:p>
            <text:p><text:span text:style-name="T19">and as yet no proper </text:span><text:span text:style-name="T19">translation has been </text:span><text:span text:style-name="T19">discovered. Burt Haddock once </text:span><text:span text:style-name="T19">claimed that the message reads </text:span><text:span text:style-name="T19">“Rejoice, for the Light has </text:span><text:span text:style-name="T19">conquered the Stone” but no </text:span><text:span text:style-name="T19">further evidence has been </text:span><text:span text:style-name="T19">found to support this, and </text:span><text:span text:style-name="T19">Haddock himself disappeared </text:span><text:span text:style-name="T19">in mysterious circumstances </text:span><text:span text:style-name="T19">soon afterwards.</text:span></text:p>
          </table:table-cell>
          <table:table-cell table:style-name="ce6" office:value-type="string">
            <text:p><text:span text:style-name="T4">Text from a fortune cookie:</text:span></text:p>
            <text:p><text:span text:style-name="T4">And stone is to air as fish is to a </text:span><text:span text:style-name="T4">bicycle.</text:span></text:p>
          </table:table-cell>
          <table:table-cell table:number-columns-repeated="1016"/>
        </table:table-row>
        <table:table-row table:style-name="ro2">
          <table:table-cell office:value-type="string">
            <text:p>priests_ra</text:p>
          </table:table-cell>
          <table:table-cell office:value-type="string">
            <text:p>High Priests of Amon-Ra</text:p>
          </table:table-cell>
          <table:table-cell office:value-type="string">
            <text:p>Egyptology is no longer a new field, but it’s rumored that the followers of Amon-Ra have a completely new source of artefacts and relics; have they found the secret to eternal life?</text:p>
          </table:table-cell>
          <table:table-cell office:value-type="string">
            <text:p>+15 Nav, + 5 Fun</text:p>
          </table:table-cell>
          <table:table-cell office:value-type="string">
            <text:p>abbey_thelema, ignore penalty</text:p>
          </table:table-cell>
          <table:table-cell office:value-type="string">
            <text:p>church_nutrition, 2x Class Stat</text:p>
          </table:table-cell>
          <table:table-cell office:value-type="string">
            <text:p>children_newton, x0.5 Class Stat</text:p>
          </table:table-cell>
          <table:table-cell office:value-type="string">
            <text:p>illuminati, -5 Sup</text:p>
          </table:table-cell>
          <table:table-cell table:style-name="Default"/>
          <table:table-cell table:number-columns-repeated="1015"/>
        </table:table-row>
        <table:table-row table:style-name="ro2">
          <table:table-cell table:number-columns-repeated="4"/>
          <table:table-cell table:style-name="ce6" office:value-type="string">
            <text:p>-.-- --- ..- / .-. . .- .-.. .-.. -.-- / -- ..- ... - / - .- -.- . / .- / .-.. --- --- -.- / .- - / - .... .. ... / -. . .-- / . --. -.-- .--. - .. .- -. / -- -.-- ... - .. -.-. ... .. -- .-.-.- / - .... . / .--. --- ... ... .. -... .. .-.. .. - .. . ... / .- .-. . / .--. .-. .- -.-. - .. -.-. .- .-.. .-.. -.-- / . -. -.. .-.. . ... ... .-.-.- / .. / -.-. .- -. / .- .-.. .-. . .- -.. -.-- / - .... .. -. -.- / --- ..-. / - .... --- ..- ... .- -. -.. ... / --- ..-. / --- .--. - .. --- -. ... / ..-. --- .-. / . -..- .--. .- -. -.. .. -. --. / --- ..- .-. / -.-. ..- .-. .-. . -. - / .- -... .. .-.. .. - .. . ... .-.-.- / .--. .-.. . .- ... . / -.-. --- -. ... .. -.. . .-. / -... .-. .. -. --. .. -. --. / --- ..- .-. / . --. -.-- .--. - .. .- -. / -... .-. --- - .... . .-. ... / .. -. - --- / - .... . / ..-. --- .-.. -.. .-.-.-</text:p>
          </table:table-cell>
          <table:table-cell table:style-name="ce16" office:value-type="string">
            <text:p><text:span text:style-name="T21">New and Improved! Ancient Egyptian </text:span><text:span text:style-name="T21">Mummy Oil!</text:span></text:p>
            <text:p><text:span text:style-name="T21">Simply add a little to your favorite </text:span><text:span text:style-name="T21">beverage once a week and you’ll be fit </text:span><text:span text:style-name="T21">and healthy in no time!</text:span></text:p>
            <text:p><text:span text:style-name="T21">Not to be taken for those with Liver </text:span><text:span text:style-name="T21">and Kidney conditions. Doctors advise </text:span><text:span text:style-name="T21">against the use of Cocaine as a sedative </text:span><text:span text:style-name="T21">while taking Mummy Oil regularly. If </text:span><text:span text:style-name="T21">you have any questions or concerns, </text:span><text:span text:style-name="T21">please consult your doctor.</text:span></text:p>
            <text:p><text:span text:style-name="T21">Order now by writing to</text:span></text:p>
            <text:p><text:span text:style-name="T21">Veritas Mumphord</text:span></text:p>
            <text:p><text:span text:style-name="T21">113 Giza Road</text:span></text:p>
            <text:p><text:span text:style-name="T21">Cairo</text:span></text:p>
          </table:table-cell>
          <table:table-cell table:style-name="ce20" office:value-type="string">
            <text:p>My Darling Ms. Witherspoon,</text:p>
            <text:p>I am afraid that this trip will take longer than intended. The records in this place are frightfully out of order, and these blasted Priests seem to have no concept whatsoever of mathematical principles. I begin to regret that we did not simply Elope before I was sent here: I know it would have been a terrible scandal, but I miss you so dreadfully, and of course it would not do at all to invite you out here considering our relationship has not yet been confirmed in holy matrimony. I shall attempt to return to the Motherland presently, and I do hope I can convince your father that we are a suitable match, at which point I shall bring you here forthwith, and never spend another day without you.</text:p>
            <text:p>With the warmest of regards,</text:p>
            <text:p>Your</text:p>
            <text:p>Bartholomew Bagpipe</text:p>
          </table:table-cell>
          <table:table-cell table:style-name="ce6" office:value-type="string">
            <text:p><text:span text:style-name="T4">Scientific Log Book: It appears we </text:span><text:span text:style-name="T4">have greatly overestimated the </text:span><text:span text:style-name="T4">Pyramid effect. I am afraid that, </text:span><text:span text:style-name="T4">despite absolutely perfect conditions, </text:span><text:span text:style-name="T4">we find no evidence of change over </text:span><text:span text:style-name="T4">time. It is a disappointment, but then, </text:span><text:span text:style-name="T4">we have indeed learnt something </text:span><text:span text:style-name="T4">new. I expect I shall be called away </text:span><text:span text:style-name="T4">soon; there’s no reason to hang </text:span><text:span text:style-name="T4">around here if the purported results </text:span><text:span text:style-name="T4">cannot be replicated. </text:span></text:p>
          </table:table-cell>
          <table:table-cell table:style-name="Default"/>
          <table:table-cell table:number-columns-repeated="1015"/>
        </table:table-row>
        <table:table-row table:style-name="ro2">
          <table:table-cell office:value-type="string">
            <text:p>clockwork_council</text:p>
          </table:table-cell>
          <table:table-cell office:value-type="string">
            <text:p>Clockwork Council</text:p>
          </table:table-cell>
          <table:table-cell office:value-type="string">
            <text:p>Cogs, gears, springs, steam, aether, ancient knowledge and newfangled gadgets; what’s the point if it can’t be put to practical use?</text:p>
          </table:table-cell>
          <table:table-cell office:value-type="string">
            <text:p>+15 Thr, +5 Fun</text:p>
          </table:table-cell>
          <table:table-cell office:value-type="string">
            <text:p>einstein_follower, ignore penalty</text:p>
          </table:table-cell>
          <table:table-cell office:value-type="string">
            <text:p>dolphins, 2x Class Stat</text:p>
          </table:table-cell>
          <table:table-cell office:value-type="string">
            <text:p>dolphins, x0.5 Class Stat</text:p>
          </table:table-cell>
          <table:table-cell office:value-type="string">
            <text:p>church_nutrition, -5 Shi</text:p>
          </table:table-cell>
          <table:table-cell table:number-columns-repeated="1016"/>
        </table:table-row>
        <table:table-row table:style-name="ro2">
          <table:table-cell table:number-columns-repeated="4"/>
          <table:table-cell table:style-name="ce9" office:value-type="string">
            <text:p><text:span text:style-name="T12">Wanted: An apprentice, skilled in </text:span><text:span text:style-name="T12">both Physik and Mechanik. Standard </text:span><text:span text:style-name="T12">hours and above average wages for </text:span><text:span text:style-name="T12">the right Boy. Excellent chance of </text:span><text:span text:style-name="T12">advancement in a rapidly growing </text:span><text:span text:style-name="T12">industry. Apply at Number 3, Winston </text:span><text:span text:style-name="T12">Road, Serious Applicants Only.</text:span></text:p>
          </table:table-cell>
          <table:table-cell table:style-name="ce17" office:value-type="string">
            <text:p><text:span text:style-name="T22">Preliminary design sketch: </text:span><text:span text:style-name="T22">The Dolphinator</text:span></text:p>
            <text:p><text:span text:style-name="T22">(Insert Sketch)</text:span></text:p>
          </table:table-cell>
          <table:table-cell table:style-name="ce21" office:value-type="string">
            <text:p>No metal cogs near dolphins, drowning imminent</text:p>
          </table:table-cell>
          <table:table-cell table:style-name="ce26" office:value-type="string">
            <text:p><text:span text:style-name="T34">The Hatter was the first to break the </text:span><text:span text:style-name="T34">silence. 'What day of the month is it?' </text:span><text:span text:style-name="T34">he said, turning to Alice: he had taken </text:span><text:span text:style-name="T34">his watch out of his pocket, and was </text:span><text:span text:style-name="T34">looking at it uneasily, shaking it every </text:span><text:span text:style-name="T34">now and then, and holding it to his </text:span><text:span text:style-name="T34">ear. </text:span></text:p>
            <text:p><text:span text:style-name="T34">Alice considered a little, and then said </text:span><text:span text:style-name="T34">'The fourth.' </text:span></text:p>
            <text:p><text:span text:style-name="T34">'Two days wrong!' sighed the Hatter. </text:span><text:span text:style-name="T34">'I told you butter wouldn't suit the </text:span><text:span text:style-name="T34">works!' he added looking angrily at </text:span><text:span text:style-name="T34">the March Hare. </text:span></text:p>
            <text:p><text:span text:style-name="T34">'It was the </text:span><text:span text:style-name="T35">best</text:span><text:span text:style-name="T34"> butter,' the March </text:span><text:span text:style-name="T34">Hare meekly replied. </text:span></text:p>
            <text:p><text:span text:style-name="T34">'Yes, but some crumbs must have got </text:span><text:span text:style-name="T34">in as well,' the Hatter grumbled: 'you </text:span><text:span text:style-name="T34">shouldn't have put it in with the bread-</text:span><text:span text:style-name="T34">knife.' </text:span></text:p>
            <text:p><text:span text:style-name="T34">The March Hare took the watch and </text:span><text:span text:style-name="T34">looked at it gloomily: then he dipped </text:span><text:span text:style-name="T34">it into his cup of tea, and looked at it </text:span><text:span text:style-name="T34">again: but he could think of nothing </text:span><text:span text:style-name="T34">better to say than his first remark, 'It </text:span><text:span text:style-name="T34">was the </text:span><text:span text:style-name="T35">best</text:span><text:span text:style-name="T34"> butter, you know.' – </text:span><text:span text:style-name="T34">Alice in Wonderland, Lewis Carroll</text:span></text:p>
          </table:table-cell>
          <table:table-cell table:number-columns-repeated="1016"/>
        </table:table-row>
        <table:table-row table:style-name="ro4">
          <table:table-cell office:value-type="string">
            <text:p>house_parlaments</text:p>
          </table:table-cell>
          <table:table-cell office:value-type="string">
            <text:p>House of Parliaments</text:p>
          </table:table-cell>
          <table:table-cell/>
          <table:table-cell office:value-type="string">
            <text:p>+5 Nav, +5 Fue, +5 Shi, +5 Thr, +5 Sup, -10 Fun</text:p>
          </table:table-cell>
          <table:table-cell office:value-type="string">
            <text:p>illuminati or free_masons , +5 to all Class Stats</text:p>
          </table:table-cell>
          <table:table-cell office:value-type="string">
            <text:p>none</text:p>
          </table:table-cell>
          <table:table-cell office:value-type="string">
            <text:p>Illuminati or free_masons, -10 Fun</text:p>
          </table:table-cell>
          <table:table-cell office:value-type="string">
            <text:p>none</text:p>
          </table:table-cell>
          <table:table-cell table:number-columns-repeated="1016"/>
        </table:table-row>
        <table:table-row table:style-name="ro4">
          <table:table-cell table:number-columns-repeated="4"/>
          <table:table-cell table:style-name="ce6" office:value-type="string">
            <text:p><text:span text:style-name="T4">Overheard in the House of Lords:</text:span></text:p>
            <text:p><text:span text:style-name="T13">The country really does run an </text:span><text:span text:style-name="T13">awful lot better when someone </text:span><text:span text:style-name="T13">else is in control, don’t you </text:span><text:span text:style-name="T13">think? They will insist on </text:span><text:span text:style-name="T13">spending money though.</text:span></text:p>
          </table:table-cell>
          <table:table-cell/>
          <table:table-cell table:style-name="ce6" office:value-type="string">
            <text:p><text:span text:style-name="T4">Overheard in the House of Lords:</text:span></text:p>
            <text:p><text:span text:style-name="T13">The country really does run an </text:span><text:span text:style-name="T13">awful lot better when someone </text:span><text:span text:style-name="T13">else is in control, don’t you </text:span><text:span text:style-name="T13">think? They will insist on </text:span><text:span text:style-name="T13">spending money though.</text:span></text:p>
          </table:table-cell>
          <table:table-cell table:number-columns-repeated="1017"/>
        </table:table-row>
        <table:table-row table:style-name="ro4">
          <table:table-cell office:value-type="string">
            <text:p>swiss_bank</text:p>
          </table:table-cell>
          <table:table-cell office:value-type="string">
            <text:p>Swiss Bank</text:p>
          </table:table-cell>
          <table:table-cell/>
          <table:table-cell office:value-type="string">
            <text:p>+15 Fun</text:p>
          </table:table-cell>
          <table:table-cell office:value-type="string">
            <text:p>Any except house_parlament, +5 to parent's Class Stat</text:p>
          </table:table-cell>
          <table:table-cell office:value-type="string">
            <text:p>house_parliament, +10 Fun</text:p>
          </table:table-cell>
          <table:table-cell office:value-type="string">
            <text:p>house_parliament, -5 Fun</text:p>
          </table:table-cell>
          <table:table-cell office:value-type="string">
            <text:p>none</text:p>
          </table:table-cell>
          <table:table-cell table:number-columns-repeated="1016"/>
        </table:table-row>
        <table:table-row table:style-name="ro4">
          <table:table-cell table:number-columns-repeated="4"/>
          <table:table-cell table:style-name="ce10" office:value-type="string">
            <text:p>Money can’t buy happiness. But it can invest in sustainable growth.</text:p>
          </table:table-cell>
          <table:table-cell table:style-name="ce6" office:value-type="string">
            <text:p>$$$$$$$$$$$$$$$$$$$$$$$$$$$$$</text:p>
          </table:table-cell>
          <table:table-cell table:style-name="ce6" office:value-type="string">
            <text:p>File for bankruptcy. Go Directly to Jail. Do not collect two hundred dollars.</text:p>
          </table:table-cell>
          <table:table-cell table:number-columns-repeated="1017"/>
        </table:table-row>
        <table:table-row table:style-name="ro4">
          <table:table-cell office:value-type="string">
            <text:p>livingston_club</text:p>
          </table:table-cell>
          <table:table-cell office:value-type="string">
            <text:p>Livingston Club</text:p>
          </table:table-cell>
          <table:table-cell/>
          <table:table-cell office:value-type="string">
            <text:p>+10 Thr, +10 Nav, -5 Fun</text:p>
          </table:table-cell>
          <table:table-cell table:number-columns-repeated="2" office:value-type="string">
            <text:p>automaton, ignore all penalties to Class stats</text:p>
          </table:table-cell>
          <table:table-cell table:number-columns-repeated="2" office:value-type="string">
            <text:p>none</text:p>
          </table:table-cell>
          <table:table-cell table:number-columns-repeated="1016"/>
        </table:table-row>
        <table:table-row table:style-name="ro4">
          <table:table-cell table:number-columns-repeated="4"/>
          <table:table-cell table:style-name="ce9" office:value-type="string">
            <text:p><text:span text:style-name="T12">A real explorer may indeed be he who </text:span><text:span text:style-name="T12">can survive in the wild with nothing,</text:span></text:p>
            <text:p><text:span text:style-name="T12">But personally I have always </text:span><text:span text:style-name="T12">preferred to travel in style.</text:span></text:p>
            <text:p><text:span text:style-name="T12">Gregory Watson, Trusted Companion</text:span></text:p>
          </table:table-cell>
          <table:table-cell table:style-name="ce6" office:value-type="string">
            <text:p><text:span text:style-name="T4">Overheard in the Livingstone Club:</text:span></text:p>
            <text:p><text:span text:style-name="T23">I daresay it’s a little more daring to make a go </text:span><text:span text:style-name="T23">of it yourself, but I much prefer sitting at home </text:span><text:span text:style-name="T23">and having one of those machines do the work. </text:span><text:span text:style-name="T23">Less danger, you understand.</text:span></text:p>
          </table:table-cell>
          <table:table-cell table:number-columns-repeated="1018"/>
        </table:table-row>
        <table:table-row table:style-name="ro4">
          <table:table-cell office:value-type="string">
            <text:p>automaton</text:p>
          </table:table-cell>
          <table:table-cell office:value-type="string">
            <text:p>The Curious Conglomerate of Enlightened Automata</text:p>
          </table:table-cell>
          <table:table-cell/>
          <table:table-cell office:value-type="string">
            <text:p>+15 Shi, +10 Fun</text:p>
          </table:table-cell>
          <table:table-cell office:value-type="string">
            <text:p>Any except church_nutrition, +10 Shi</text:p>
          </table:table-cell>
          <table:table-cell office:value-type="string">
            <text:p>none</text:p>
          </table:table-cell>
          <table:table-cell office:value-type="string">
            <text:p>-5 to parent's Class Stat(s)</text:p>
          </table:table-cell>
          <table:table-cell office:value-type="string">
            <text:p>-5 to child's Class Stat</text:p>
          </table:table-cell>
          <table:table-cell table:number-columns-repeated="1016"/>
        </table:table-row>
        <table:table-row table:style-name="ro4">
          <table:table-cell table:number-columns-repeated="4"/>
          <table:table-cell table:style-name="ce6" office:value-type="string">
            <text:p>The Industrial Revolution is a modern miracle; why not take advantage of it?</text:p>
          </table:table-cell>
          <table:table-cell/>
          <table:table-cell table:style-name="ce6" office:value-type="string">
            <text:p><text:span text:style-name="T4">From the Memoir of Robert </text:span><text:span text:style-name="T4">‘Robotkiller’ Despan</text:span></text:p>
            <text:p><text:span text:style-name="T4">Mechanical ingenuity is all well and </text:span><text:span text:style-name="T4">good, but it’s a devil of a thing to </text:span><text:span text:style-name="T4">keep the blighters under control.</text:span></text:p>
          </table:table-cell>
          <table:table-cell table:style-name="ce20" office:value-type="string">
            <text:p>It is with great regret that I tender my resignation. I am afraid I simply cannot continue cooking under these circumstance – I keep finding engine oil in the soup!</text:p>
          </table:table-cell>
          <table:table-cell table:number-columns-repeated="1016"/>
        </table:table-row>
        <table:table-row table:style-name="ro4">
          <table:table-cell table:style-name="Default"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F" svg:font-family="" style:font-family-generic="roman"/>
    <style:font-face style:name="Courier New" svg:font-family="'Courier New'" style:font-family-generic="modern" style:font-pitch="fixed"/>
    <style:font-face style:name="Algerian" svg:font-family="Algerian" style:font-family-generic="decorative" style:font-pitch="variable"/>
    <style:font-face style:name="Blackadder ITC" svg:font-family="'Blackadder ITC'" style:font-family-generic="decorative" style:font-pitch="variable"/>
    <style:font-face style:name="Broadway" svg:font-family="Broadway" style:font-family-generic="decorative" style:font-pitch="variable"/>
    <style:font-face style:name="Curlz MT" svg:font-family="'Curlz MT'" style:font-family-generic="decorative" style:font-pitch="variable"/>
    <style:font-face style:name="Harlow Solid Italic" svg:font-family="'Harlow Solid Italic'" style:font-family-generic="decorative" style:font-pitch="variable"/>
    <style:font-face style:name="Magneto" svg:font-family="Magneto" style:font-family-generic="decorative"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Engravers MT" svg:font-family="'Engravers MT'"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Bradley Hand ITC" svg:font-family="'Bradley Hand ITC'" style:font-family-generic="script" style:font-pitch="variable"/>
    <style:font-face style:name="Brush Script MT" svg:font-family="'Brush Script MT'" style:font-family-generic="script" style:font-pitch="variable"/>
    <style:font-face style:name="Informal Roman" svg:font-family="'Informal Roman'" style:font-family-generic="script" style:font-pitch="variable"/>
    <style:font-face style:name="Lucida Handwriting" svg:font-family="'Lucida Handwriting'" style:font-family-generic="script" style:font-pitch="variable"/>
    <style:font-face style:name="Old English Text MT" svg:font-family="'Old English Text MT'" style:font-family-generic="script" style:font-pitch="variable"/>
    <style:font-face style:name="Agency FB" svg:font-family="'Agency FB'" style:font-family-generic="swiss" style:font-pitch="variable"/>
    <style:font-face style:name="Aparajita" svg:font-family="Aparajita" style:font-family-generic="swiss"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Script" svg:font-family="'Segoe Scrip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22/08/2015</text:date>, <text:time>20:16: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20:15:40.23</dc:date>
    <meta:editing-duration>PT3H19M38S</meta:editing-duration>
    <meta:editing-cycles>21</meta:editing-cycles>
    <meta:generator>OpenOffice/4.0.1$Win32 OpenOffice.org_project/401m5$Build-9714</meta:generator>
    <dc:creator>Kate McCane</dc:creator>
    <meta:document-statistic meta:table-count="1" meta:cell-count="166" meta:object-count="0"/>
  </office:meta>
</office:document-meta>
</file>